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79828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79828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79828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79828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79828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79828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79828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79828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79828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79828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79828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79828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79828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79828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79828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79828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79828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Henry Eulises Mosquera Rodríguez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Sucre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5/3/2007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2765133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5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Edwin Eulises Mosquera Nadales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4110269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7:37.55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2" meta:paragraph-count="15" meta:word-count="177" meta:character-count="1170" meta:non-whitespace-character-count="1003"/>
    <meta:template xlink:type="simple" xlink:actuate="onRequest" xlink:title="Normal" xlink:href=""/>
  </office:meta>
</office:document-meta>
</file>